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3000000235AB5958703DAB3C6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Times New Roman" svg:font-family="'Times New Roman'" style:font-adornments="Normal" style:font-family-generic="roman"/>
    <style:font-face style:name="Times new roman" svg:font-family="'Times new roman'" style:font-family-generic="roman"/>
    <style:font-face style:name="Liberation Mono" svg:font-family="'Liberation Mono'" style:font-family-generic="modern" style:font-pitch="fixed"/>
    <style:font-face style:name="Andale Sans UI1" svg:font-family="'Andale Sans UI', 'Arial Unicode MS'" style:font-pitch="variable"/>
    <style:font-face style:name="Bitstream Vera Sans"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fo:keep-together="auto"/>
    </style:style>
    <style:style style:name="Tableau1.A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style:vertical-align="top" fo:padding="0.097cm" fo:border="0.05pt solid #000000"/>
    </style:style>
    <style:style style:name="Tableau1.A2" style:family="table-cell">
      <style:table-cell-properties style:vertical-align="top" fo:padding="0.097cm" fo:border-left="0.05pt solid #000000" fo:border-right="none" fo:border-top="none" fo:border-bottom="0.05pt solid #000000"/>
    </style:style>
    <style:style style:name="Tableau1.D2" style:family="table-cell">
      <style:table-cell-properties style:vertical-align="top" fo:padding="0.097cm" fo:border-left="0.05pt solid #000000" fo:border-right="0.05pt solid #000000" fo:border-top="none" fo:border-bottom="0.05pt solid #000000"/>
    </style:style>
    <style:style style:name="P1" style:family="paragraph" style:parent-style-name="Table_20_Contents">
      <style:paragraph-properties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fo:font-size="12pt" officeooo:rsid="0048fa89" officeooo:paragraph-rsid="0048fa89" style:font-name-asian="Andale Sans UI1" style:font-size-asian="12pt" style:language-asian="fr" style:country-asian="FR" style:font-name-complex="Lucidasans" style:font-size-complex="12pt" style:language-complex="fr" style:country-complex="FR"/>
    </style:style>
    <style:style style:name="P3" style:family="paragraph" style:parent-style-name="Table_20_Contents">
      <style:paragraph-properties fo:text-align="end"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4" style:family="paragraph" style:parent-style-name="Table_20_Contents">
      <style:paragraph-properties fo:text-align="end"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5" style:family="paragraph" style:parent-style-name="Table_20_Contents">
      <style:paragraph-properties fo:text-align="center"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6" style:family="paragraph" style:parent-style-name="Table_20_Contents">
      <style:paragraph-properties fo:text-align="center" style:justify-single-word="false" style:snap-to-layout-grid="false"/>
      <style:text-properties style:use-window-font-color="true" fo:font-size="12pt" officeooo:rsid="002b35cc" officeooo:paragraph-rsid="002b35cc" style:font-name-asian="Andale Sans UI1" style:font-size-asian="12pt" style:language-asian="fr" style:country-asian="FR" style:font-name-complex="Lucidasans" style:font-size-complex="12pt" style:language-complex="fr" style:country-complex="FR"/>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9" style:family="paragraph" style:parent-style-name="Text_20_body">
      <style:paragraph-properties fo:text-align="center" style:justify-single-word="false"/>
      <style:text-properties style:use-window-font-color="true" fo:font-size="14pt" officeooo:rsid="000e4400" officeooo:paragraph-rsid="00071e75" style:font-name-asian="Mincho1" style:font-size-asian="14pt" style:language-asian="fr" style:country-asian="FR" style:font-name-complex="Lucidasans" style:font-size-complex="14pt" style:language-complex="fr" style:country-complex="FR"/>
    </style:style>
    <style:style style:name="P10" style:family="paragraph" style:parent-style-name="Text_20_body">
      <style:paragraph-properties fo:text-align="center"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P11" style:family="paragraph" style:parent-style-name="Text_20_body">
      <style:text-properties officeooo:paragraph-rsid="0017e87b"/>
    </style:style>
    <style:style style:name="P12" style:family="paragraph" style:parent-style-name="Text_20_body">
      <style:text-properties officeooo:paragraph-rsid="0048fa89"/>
    </style:style>
    <style:style style:name="P13" style:family="paragraph" style:parent-style-name="Text_20_body">
      <style:text-properties officeooo:rsid="0048fa89" officeooo:paragraph-rsid="0048fa89"/>
    </style:style>
    <style:style style:name="P14" style:family="paragraph" style:parent-style-name="Text_20_body">
      <style:text-properties style:font-name="Times new roman" officeooo:rsid="0013f265" officeooo:paragraph-rsid="0017e87b"/>
    </style:style>
    <style:style style:name="P15" style:family="paragraph" style:parent-style-name="Text_20_body">
      <style:text-properties officeooo:paragraph-rsid="0050e2fd"/>
    </style:style>
    <style:style style:name="P16" style:family="paragraph" style:parent-style-name="Text_20_body">
      <style:text-properties officeooo:paragraph-rsid="005620fe"/>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officeooo:paragraph-rsid="00626aa4"/>
    </style:style>
    <style:style style:name="P19" style:family="paragraph" style:parent-style-name="Text_20_body">
      <style:paragraph-properties fo:break-before="page"/>
    </style:style>
    <style:style style:name="P20" style:family="paragraph" style:parent-style-name="Titre1">
      <style:paragraph-properties fo:text-align="center" style:justify-single-word="false" fo:break-before="pag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21" style:family="paragraph" style:parent-style-name="Table_20_Heading">
      <style:paragraph-properties style:snap-to-layout-grid="false"/>
      <style:text-properties style:use-window-font-color="true" fo:font-size="12pt"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22" style:family="paragraph" style:parent-style-name="Table_20_Heading">
      <style:paragraph-properties style:snap-to-layout-grid="false"/>
      <style:text-properties style:use-window-font-color="true" fo:font-size="12pt" fo:font-style="italic" fo:font-weight="bold" officeooo:rsid="00071e75" officeooo:paragraph-rsid="00071e75"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23" style:family="paragraph" style:parent-style-name="Titre1">
      <style:paragraph-properties fo:text-align="center" style:justify-single-word="false"/>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24" style:family="paragraph" style:parent-style-name="Contents_20_Heading">
      <style:paragraph-properties fo:margin-top="0.423cm" fo:margin-bottom="0.212cm" loext:contextual-spacing="false" text:number-lines="false" text:line-number="0"/>
    </style:style>
    <style:style style:name="P25" style:family="paragraph" style:parent-style-name="Heading">
      <style:paragraph-properties fo:text-align="center" style:justify-single-word="false"/>
      <style:text-properties style:use-window-font-color="true" fo:font-size="12pt" officeooo:rsid="002a53f0" style:font-name-asian="Andale Sans UI1" style:font-size-asian="12pt" style:language-asian="fr" style:country-asian="FR" style:font-name-complex="Lucidasans" style:font-size-complex="12pt" style:language-complex="fr" style:country-complex="FR"/>
    </style:style>
    <style:style style:name="P26" style:family="paragraph" style:parent-style-name="Heading">
      <style:paragraph-properties fo:text-align="center" style:justify-single-word="false"/>
      <style:text-properties fo:font-size="22pt" officeooo:rsid="001aef14" officeooo:paragraph-rsid="001aef14" style:font-size-asian="22pt" style:font-size-complex="22pt"/>
    </style:style>
    <style:style style:name="P27" style:family="paragraph" style:parent-style-name="Bibliography_20_1">
      <style:paragraph-properties>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Text_20_body" style:list-style-name="L1">
      <style:text-properties officeooo:paragraph-rsid="005620fe"/>
    </style:style>
    <style:style style:name="P31" style:family="paragraph" style:parent-style-name="Text_20_body" style:list-style-name="L2">
      <style:text-properties style:font-name="Times new roman"/>
    </style:style>
    <style:style style:name="P32" style:family="paragraph" style:parent-style-name="Text_20_body" style:list-style-name="L6">
      <style:text-properties style:font-name="Times new roman"/>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Heading_20_2">
      <style:text-properties officeooo:rsid="0048fa89" officeooo:paragraph-rsid="0048fa89"/>
    </style:style>
    <style:style style:name="P42" style:family="paragraph" style:parent-style-name="Heading_20_2">
      <style:text-properties officeooo:paragraph-rsid="0017e87b"/>
    </style:style>
    <style:style style:name="P43" style:family="paragraph" style:parent-style-name="Heading_20_2">
      <style:text-properties officeooo:rsid="002dbcbf" officeooo:paragraph-rsid="0017e87b"/>
    </style:style>
    <style:style style:name="P44" style:family="paragraph" style:parent-style-name="Heading_20_1">
      <style:text-properties officeooo:rsid="0048fa89" officeooo:paragraph-rsid="0048fa89"/>
    </style:style>
    <style:style style:name="P45" style:family="paragraph" style:parent-style-name="Heading_20_1">
      <style:text-properties officeooo:paragraph-rsid="0017e87b"/>
    </style:style>
    <style:style style:name="P46" style:family="paragraph" style:parent-style-name="Heading_20_1">
      <style:paragraph-properties fo:break-before="page"/>
      <style:text-properties officeooo:rsid="000e2f2c"/>
    </style:style>
    <style:style style:name="P47" style:family="paragraph" style:parent-style-name="Titre1" style:master-page-name="Standard">
      <style:paragraph-properties fo:margin-top="0.423cm" fo:margin-bottom="0.212cm" loext:contextual-spacing="false" fo:text-align="center" style:justify-single-word="false" style:page-number="auto"/>
      <style:text-properties style:use-window-font-color="true" fo:font-size="14pt" style:font-name-asian="Mincho1" style:font-size-asian="14pt" style:language-asian="fr" style:country-asian="FR" style:font-name-complex="Lucidasans" style:font-size-complex="14pt" style:language-complex="fr" style:country-complex="FR"/>
    </style:style>
    <style:style style:name="P48" style:family="paragraph">
      <loext:graphic-properties draw:fill="none"/>
      <style:paragraph-properties fo:text-align="center"/>
    </style:style>
    <style:style style:name="T1" style:family="text">
      <style:text-properties officeooo:rsid="0048fa89"/>
    </style:style>
    <style:style style:name="T2" style:family="text">
      <style:text-properties officeooo:rsid="00096f67"/>
    </style:style>
    <style:style style:name="T3" style:family="text">
      <style:text-properties officeooo:rsid="001502f1"/>
    </style:style>
    <style:style style:name="T4" style:family="text">
      <style:text-properties officeooo:rsid="00071e75"/>
    </style:style>
    <style:style style:name="T5" style:family="text">
      <style:text-properties officeooo:rsid="0013519a"/>
    </style:style>
    <style:style style:name="T6" style:family="text">
      <style:text-properties officeooo:rsid="0023189d"/>
    </style:style>
    <style:style style:name="T7" style:family="text">
      <style:text-properties fo:font-variant="normal" fo:text-transform="none" fo:color="#212121" style:font-name="Times new roman" fo:font-size="12pt" fo:letter-spacing="normal" fo:font-style="normal" fo:font-weight="normal"/>
    </style:style>
    <style:style style:name="T8" style:family="text">
      <style:text-properties fo:font-variant="normal" fo:text-transform="none" fo:color="#212121" style:font-name="Times new roman" fo:font-size="12pt" fo:letter-spacing="normal" fo:font-style="normal" fo:font-weight="normal" officeooo:rsid="000e2f2c"/>
    </style:style>
    <style:style style:name="T9" style:family="text">
      <style:text-properties fo:font-variant="normal" fo:text-transform="none" fo:color="#212121" style:font-name="Times new roman" fo:font-size="12pt" fo:letter-spacing="normal" fo:font-style="normal" fo:font-weight="normal" officeooo:rsid="0048fa89"/>
    </style:style>
    <style:style style:name="T10" style:family="text">
      <style:text-properties fo:font-variant="normal" fo:text-transform="none" fo:color="#212121" style:font-name="Times new roman" fo:font-size="12pt" fo:letter-spacing="normal" fo:font-style="normal" fo:font-weight="normal" officeooo:rsid="000e43c5"/>
    </style:style>
    <style:style style:name="T11" style:family="text">
      <style:text-properties fo:font-variant="normal" fo:text-transform="none" fo:color="#212121" style:font-name="Times new roman" fo:font-size="12pt" fo:letter-spacing="normal" fo:font-style="normal" fo:font-weight="normal" officeooo:rsid="0050e2fd"/>
    </style:style>
    <style:style style:name="T12" style:family="text">
      <style:text-properties fo:font-variant="normal" fo:text-transform="none" fo:color="#212121" style:font-name="Times new roman" fo:font-size="12pt" fo:letter-spacing="normal" fo:font-style="normal" fo:font-weight="normal" officeooo:rsid="0054be33"/>
    </style:style>
    <style:style style:name="T13" style:family="text">
      <style:text-properties fo:font-variant="normal" fo:text-transform="none" fo:color="#212121" style:font-name="Times new roman" fo:font-size="12pt" fo:letter-spacing="normal" fo:font-style="normal" fo:font-weight="normal" officeooo:rsid="005620fe"/>
    </style:style>
    <style:style style:name="T14" style:family="text">
      <style:text-properties fo:font-variant="normal" fo:text-transform="none" fo:color="#212121" style:font-name="Times new roman" fo:font-size="12pt" fo:letter-spacing="normal" fo:font-style="normal" fo:font-weight="normal" officeooo:rsid="006c5122"/>
    </style:style>
    <style:style style:name="T15" style:family="text">
      <style:text-properties fo:font-variant="normal" fo:text-transform="none" fo:color="#212121" fo:font-size="12pt" fo:letter-spacing="normal" fo:font-style="normal" fo:font-weight="normal"/>
    </style:style>
    <style:style style:name="T16" style:family="text">
      <style:text-properties fo:font-variant="normal" fo:text-transform="none" fo:color="#212121" fo:font-size="12pt" fo:letter-spacing="normal" fo:font-style="normal" fo:font-weight="normal" officeooo:rsid="0048fa89"/>
    </style:style>
    <style:style style:name="T17" style:family="text">
      <style:text-properties fo:font-variant="normal" fo:text-transform="none" fo:color="#212121" fo:font-size="12pt" fo:letter-spacing="normal" fo:font-style="normal" fo:font-weight="normal" officeooo:rsid="00523f7c"/>
    </style:style>
    <style:style style:name="T18" style:family="text">
      <style:text-properties style:font-name="Times new roman"/>
    </style:style>
    <style:style style:name="T19" style:family="text">
      <style:text-properties style:font-name="Times new roman" officeooo:rsid="0048fa89"/>
    </style:style>
    <style:style style:name="T20" style:family="text">
      <style:text-properties style:font-name="Times new roman" officeooo:rsid="005a7d53"/>
    </style:style>
    <style:style style:name="T21" style:family="text">
      <style:text-properties officeooo:rsid="003ccb89"/>
    </style:style>
    <style:style style:name="T22" style:family="text">
      <style:text-properties officeooo:rsid="004ac495"/>
    </style:style>
    <style:style style:name="T23" style:family="text">
      <style:text-properties officeooo:rsid="004b0e9e"/>
    </style:style>
    <style:style style:name="T24" style:family="text">
      <style:text-properties fo:font-style="italic" style:font-style-asian="italic" style:font-style-complex="italic"/>
    </style:style>
    <style:style style:name="T25" style:family="text">
      <style:text-properties officeooo:rsid="004d9497"/>
    </style:style>
    <style:style style:name="T26" style:family="text">
      <style:text-properties officeooo:rsid="0050e2fd"/>
    </style:style>
    <style:style style:name="T27" style:family="text">
      <style:text-properties officeooo:rsid="0052ad17"/>
    </style:style>
    <style:style style:name="T28" style:family="text">
      <style:text-properties officeooo:rsid="0057f090"/>
    </style:style>
    <style:style style:name="T29" style:family="text">
      <style:text-properties officeooo:rsid="005811cf"/>
    </style:style>
    <style:style style:name="T30" style:family="text">
      <style:text-properties officeooo:rsid="0059ccfc"/>
    </style:style>
    <style:style style:name="T31" style:family="text">
      <style:text-properties officeooo:rsid="005a7d53"/>
    </style:style>
    <style:style style:name="T32" style:family="text">
      <style:text-properties officeooo:rsid="005b6dbb"/>
    </style:style>
    <style:style style:name="T33" style:family="text">
      <style:text-properties officeooo:rsid="005c7bab"/>
    </style:style>
    <style:style style:name="T34" style:family="text">
      <style:text-properties officeooo:rsid="005e0ce5"/>
    </style:style>
    <style:style style:name="T35" style:family="text">
      <style:text-properties officeooo:rsid="005f39bb"/>
    </style:style>
    <style:style style:name="T36" style:family="text">
      <style:text-properties officeooo:rsid="00611b9b"/>
    </style:style>
    <style:style style:name="T37" style:family="text">
      <style:text-properties officeooo:rsid="00626aa4"/>
    </style:style>
    <style:style style:name="T38" style:family="text">
      <style:text-properties officeooo:rsid="00640970"/>
    </style:style>
    <style:style style:name="T39" style:family="text">
      <style:text-properties officeooo:rsid="0067d143"/>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8"/>
      <text:p text:style-name="P8"/>
      <text:p text:style-name="P8"/>
      <text:p text:style-name="P8"/>
      <text:p text:style-name="P8"/>
      <text:p text:style-name="P8"/>
      <text:p text:style-name="P8"/>
      <text:p text:style-name="P26">Pyramidion <text:span text:style-name="T1">software</text:span></text:p>
      <text:p text:style-name="P7">Pierre <text:span text:style-name="T6">FICHEUX</text:span> (<text:a xlink:type="simple" xlink:href="mailto:pierre.ficheux@openwide.fr" text:style-name="Internet_20_link" text:visited-style-name="Visited_20_Internet_20_Link">pierre.ficheux@</text:a><text:a xlink:type="simple" xlink:href="mailto:pierre.ficheux@openwide.fr" text:style-name="Internet_20_link" text:visited-style-name="Visited_20_Internet_20_Link"><text:span text:style-name="T4">smile</text:span></text:a><text:a xlink:type="simple" xlink:href="mailto:pierre.ficheux@openwide.fr" text:style-name="Internet_20_link" text:visited-style-name="Visited_20_Internet_20_Link">.fr</text:a>)</text:p>
      <text:p text:style-name="P9"/>
      <text:p text:style-name="P10"/>
      <text:p text:style-name="P25"/>
      <text:p text:style-name="P10"/>
      <text:p text:style-name="P20">MODIFICATIONS</text:p>
      <text:p text:style-name="P10"/>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1">VERSION</text:p>
            </table:table-cell>
            <table:table-cell table:style-name="Tableau1.A1" office:value-type="string">
              <text:p text:style-name="P21">DATE</text:p>
            </table:table-cell>
            <table:table-cell table:style-name="Tableau1.A1" office:value-type="string">
              <text:p text:style-name="P22">AUT<text:span text:style-name="T2">EUR</text:span></text:p>
            </table:table-cell>
            <table:table-cell table:style-name="Tableau1.D1" office:value-type="string">
              <text:p text:style-name="P21">DESCRIPTION</text:p>
            </table:table-cell>
          </table:table-row>
        </table:table-header-rows>
        <table:table-row table:style-name="Tableau1.1">
          <table:table-cell table:style-name="Tableau1.A2" office:value-type="string">
            <text:p text:style-name="P5">1.<text:span text:style-name="T1">1</text:span></text:p>
          </table:table-cell>
          <table:table-cell table:style-name="Tableau1.A2" office:value-type="string">
            <text:p text:style-name="P2">10/4/2019</text:p>
          </table:table-cell>
          <table:table-cell table:style-name="Tableau1.A2" office:value-type="string">
            <text:p text:style-name="P5">P. <text:span text:style-name="T5">Ficheux</text:span></text:p>
          </table:table-cell>
          <table:table-cell table:style-name="Tableau1.D2" office:value-type="string">
            <text:p text:style-name="P2">English version</text:p>
          </table:table-cell>
        </table:table-row>
        <table:table-row table:style-name="Tableau1.1">
          <table:table-cell table:style-name="Tableau1.A2" office:value-type="string">
            <text:p text:style-name="P6"/>
          </table:table-cell>
          <table:table-cell table:style-name="Tableau1.A2" office:value-type="string">
            <text:p text:style-name="P6"/>
          </table:table-cell>
          <table:table-cell table:style-name="Tableau1.A2" office:value-type="string">
            <text:p text:style-name="P6"/>
          </table:table-cell>
          <table:table-cell table:style-name="Tableau1.D2" office:value-type="string">
            <text:p text:style-name="P6"/>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row table:style-name="Tableau1.1">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D2" office:value-type="string">
            <text:p text:style-name="P5"/>
          </table:table-cell>
        </table:table-row>
      </table:table>
      <text:p text:style-name="P19"/>
      <text:section text:style-name="Sect1" text:name="Section1">
        <text:table-of-content text:style-name="Sect2"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of contents</text:p>
            </text:index-title>
            <text:p text:style-name="P28">1.Introduction<text:tab/>4</text:p>
            <text:p text:style-name="P28">2.Technical description<text:tab/>4</text:p>
            <text:p text:style-name="P29">2.1.Software for “master”<text:tab/>4</text:p>
            <text:p text:style-name="P29">2.2.Software for “slave”<text:tab/>5</text:p>
            <text:p text:style-name="P28">3.Configuring the Pi board<text:tab/>5</text:p>
            <text:p text:style-name="P29">3.1.Installing “master” system<text:tab/>5</text:p>
            <text:p text:style-name="P29">3.2.Installing “slave” system<text:tab/>7</text:p>
            <text:p text:style-name="P28">4.Rest of work<text:tab/>7</text:p>
            <text:p text:style-name="P28">5.References<text:tab/>8</text:p>
          </text:index-body>
        </text:table-of-content>
        <text:p text:style-name="P24"/>
        <text:p text:style-name="Text_20_body"/>
        <text:h text:style-name="P46" text:outline-level="1">Introduction</text:h>
        <text:p text:style-name="P15"><text:span text:style-name="T7">This document describes the </text:span><text:span text:style-name="T11">software</text:span><text:span text:style-name="T7"> of the </text:span><text:span text:style-name="T11">P</text:span><text:span text:style-name="T7">yramidion control system (PHARES project) </text:span><text:span text:style-name="T8"><text:bibliography-mark text:identifier="phares" text:bibliography-type="article" text:title="The  PHARES project" text:url="http://www.mileneguermont.com/fr-fr/oeuvres/phares.html">[1]</text:bibliography-mark></text:span><text:span text:style-name="T7">. The software currently runs on a Raspberry Pi (or 0, B +, 3) but any other Linux system that can control GPIO may be suitable. The purpose of the system is to control the blinking of the leds in two cases: </text:span></text:p>
        <text:list xml:id="list164250126" text:style-name="L1">
          <text:list-item>
            <text:p text:style-name="P30"><text:span text:style-name="T7">with a frequency of 30 bpm (default behavior </text:span><text:span text:style-name="T9">without sensor input</text:span><text:span text:style-name="T7">) by "reproducing" a user's heart rate using a suitable sensor (Easy Pulse </text:span><text:span text:style-name="T10"><text:s/></text:span><text:span text:style-name="T10"><text:bibliography-mark text:identifier="easy-pulse" text:bibliography-type="article" text:title="Easy Pulse sensor" text:url="https://www.tindie.com/products/rajbex/easy-pulse-sensor-based-on-photoplethysmography/">[2]</text:bibliography-mark></text:span><text:span text:style-name="T7">) The system uses a GPIO output (</text:span><text:span text:style-name="T12">led</text:span><text:span text:style-name="T7"> control) and two input</text:span><text:span text:style-name="T9">s</text:span><text:span text:style-name="T7"> (Easy Pulse sensor and manual / automatic switch). </text:span></text:p>
          </text:list-item>
        </text:list>
        <text:p text:style-name="P16"><text:span text:style-name="T7">The manual / automatic switch </text:span><text:span text:style-name="T13">defines</text:span><text:span text:style-name="T7"> the operating mode: </text:span></text:p>
        <text:list xml:id="list1839848932" text:style-name="L2">
          <text:list-item>
            <text:p text:style-name="P31">in manual mode the system runs continuously (flashing <text:span text:style-name="T26">leds</text:span>) </text:p>
          </text:list-item>
          <text:list-item>
            <text:p text:style-name="P31"><text:span text:style-name="T15">in automatic mode the system starts / stops the service at fixed times (example: start at 19:00, end at 02:00) → use of the </text:span><text:span text:style-name="T17">Linux</text:span><text:span text:style-name="T15"> “</text:span><text:span text:style-name="T16">cron” </text:span><text:span text:style-name="T15">service</text:span></text:p>
          </text:list-item>
        </text:list>
        <text:p text:style-name="Text_20_body">A "master" system (with the Easy Pulse sensor) can also communicate the period to a "slave" remote system by transmitting the flash frequency <text:span text:style-name="T27">in</text:span> MQTT message. The two sites then flash at the same frequency.</text:p>
        <text:h text:style-name="P44" text:outline-level="1">Technical description</text:h>
        <text:p text:style-name="P14"><text:span text:style-name="T1">Software</text:span><text:span text:style-name="T15"> is based on several components. The installed programs are different for the master and the slave.</text:span></text:p>
        <text:h text:style-name="P41" text:outline-level="2">Software for “master”</text:h>
        <text:list xml:id="list4141386494" text:style-name="L3">
          <text:list-item>
            <text:p text:style-name="P33"><text:bookmark text:name="tw-target-text"/>a program <text:span text:style-name="T1">called</text:span> gpioIrq (written in C language) and allowing direct control of GPIO (input and output)</text:p>
          </text:list-item>
          <text:list-item>
            <text:p text:style-name="P33"><text:span text:style-name="T1">the</text:span> pyramidion-gpio.sh script wh<text:span text:style-name="T28">ich</text:span> run<text:span text:style-name="T28">s</text:span> the previous program with the correct options (GPIO numbers in and out, MQTT server address, and associated MQTT “topic”)</text:p>
            <text:p text:style-name="P33"><text:span text:style-name="T1">$ </text:span>gpioIrq -i $ GPIO_IN -o $ GPIO_OUT -h $ MQTT_SERVER -t $ MQTT_TOPIC</text:p>
          </text:list-item>
          <text:list-item>
            <text:p text:style-name="P33">a pyramidion-button.sh script that starts the cron, initializes the GPIOs and tests the manual / automatic state.</text:p>
          </text:list-item>
        </text:list>
        <text:list xml:id="list2783847499" text:style-name="L4">
          <text:list-item>
            <text:list>
              <text:list-item>
                <text:p text:style-name="P34">If the button is switched to "automatic" the GPIO service is stopped</text:p>
              </text:list-item>
              <text:list-item>
                <text:p text:style-name="P34">If the button is switched to "manual" GPIO service is started</text:p>
              </text:list-item>
            </text:list>
          </text:list-item>
        </text:list>
        <text:list xml:id="list591466592" text:style-name="L5">
          <text:list-item>
            <text:p text:style-name="P35">a pyramidion-start.sh script called <text:span text:style-name="T1">by </text:span>"cron" → start GPIO service</text:p>
          </text:list-item>
          <text:list-item>
            <text:p text:style-name="P35">a pyramidion-stop.sh script called <text:span text:style-name="T1">by </text:span>"cron" → stop GPIO service</text:p>
          </text:list-item>
          <text:list-item>
            <text:p text:style-name="P35">a cron.tab file defining the start / stop times</text:p>
          </text:list-item>
          <text:list-item>
            <text:p text:style-name="P35">associated .service files (for systemd)</text:p>
          </text:list-item>
        </text:list>
        <text:p text:style-name="Text_20_body"/>
        <text:p text:style-name="Text_20_body"><text:soft-page-break/>NOTES:</text:p>
        <text:p text:style-name="Text_20_body">Switching to manual mode is not possible during automatic mode times if flashing is active.</text:p>
        <text:p text:style-name="Text_20_body">If the mode is manual, start<text:span text:style-name="T1">ing</text:span> by "cron" does not change anything but if we release the button the service is stopped even if we are in the time zone of the "cron" → do not forget to switch the button <text:span text:style-name="T29">to</text:span> automatic mode after use !!</text:p>
        <text:p text:style-name="Text_20_body">The Easy Pulse sensor is not very "efficient". So the <text:s/>gpioIrq <text:span text:style-name="T29">program</text:span> wait<text:span text:style-name="T29">s</text:span> 10 seconds before using the value of <text:span text:style-name="T25">BPM</text:span> obtained (stabilization) ! This value can be modified with the -w option of the gpioIrq program. At the end of the calculation, the program creates a thread to flash the leds with the calculated value of the <text:span text:style-name="T31">BPM</text:span>. This method provides a more regular flashing <text:span text:style-name="T30">period</text:span> <text:span text:style-name="T29">than</text:span> reproducing the value of the sensor (input) directly on the output (leds), which was done so far.</text:p>
        <text:h text:style-name="P41" text:outline-level="2">Software for “slave”</text:h>
        <text:list xml:id="list164868450" text:style-name="L6">
          <text:list-item>
            <text:p text:style-name="P36"><text:span text:style-name="T14">the</text:span><text:span text:style-name="T7"> rpi_gpio </text:span><text:span text:style-name="T9">program </text:span><text:span text:style-name="T7">(written in C language) which </text:span><text:span text:style-name="T9">controls</text:span><text:span text:style-name="T7"> a GPIO with a given (half) period </text:span></text:p>
          </text:list-item>
          <text:list-item>
            <text:p text:style-name="P32">the pyramidion-receive.sh script that receives the frequency value from the master (by MQTT) and starts the rpi_gpio program. When starting the script, the led flashes at 30 bpm (default frequency). </text:p>
          </text:list-item>
          <text:list-item>
            <text:p text:style-name="P36"><text:span text:style-name="T19">some </text:span><text:span text:style-name="T20">additional</text:span><text:span text:style-name="T18"> .service files (for systemd)</text:span></text:p>
          </text:list-item>
        </text:list>
        <text:h text:style-name="P45" text:outline-level="1">Configur<text:span text:style-name="T1">ing the Pi board </text:span></text:h>
        <text:p text:style-name="Text_20_body"><text:bookmark text:name="tw-target-text1"/>Currently the configuration of the <text:span text:style-name="T1">board</text:span> is manual from a Raspbian 9 (Stretch). The master <text:span text:style-name="T1">board</text:span> requires a saved clock (RTC) because the Pi does not have it by default. The necessary packages for the master and the slave are different, but for simplicity we will install the same on both targets <text:span text:style-name="T32">with the following command.</text:span></text:p>
        <text:p text:style-name="Text_20_body">$ sudo apt-get install mosquitto-clients libmosquitto-dev i2c-tools bc</text:p>
        <text:h text:style-name="P42" text:outline-level="2">I<text:span text:style-name="T1">nstalling “master” system</text:span></text:h>
        <text:p text:style-name="Text_20_body"><text:bookmark text:name="tw-target-text2"/>Compile and install the gpioIrq program:</text:p>
        <text:p text:style-name="P12"><text:span text:style-name="T22">$ c</text:span>d gpioIrq</text:p>
        <text:p text:style-name="Text_20_body">$ make</text:p>
        <text:p text:style-name="Text_20_body">$ sudo make install</text:p>
        <text:p text:style-name="Text_20_body"/>
        <text:p text:style-name="Text_20_body">Copy the following scripts to /home/pi:</text:p>
        <text:list xml:id="list776193309" text:style-name="L7">
          <text:list-item>
            <text:p text:style-name="P37">pyramidion-button.service</text:p>
          </text:list-item>
          <text:list-item>
            <text:p text:style-name="P37">pyramidion-button.sh</text:p>
          </text:list-item>
          <text:list-item>
            <text:p text:style-name="P37"><text:soft-page-break/>pyramidion-gpio.service</text:p>
          </text:list-item>
          <text:list-item>
            <text:p text:style-name="P37">pyramidion-gpio.sh</text:p>
          </text:list-item>
        </text:list>
        <text:list xml:id="list4204630913" text:style-name="L8">
          <text:list-item>
            <text:p text:style-name="P38">pyramidion-gpio-start.sh</text:p>
          </text:list-item>
          <text:list-item>
            <text:p text:style-name="P38">pyramidion-gpio-stop.sh</text:p>
          </text:list-item>
        </text:list>
        <text:p text:style-name="Text_20_body"/>
        <text:p text:style-name="Text_20_body">Install and enable systemd services:</text:p>
        <text:p text:style-name="Text_20_body">$ sudo cp * .service /etc/systemd/system</text:p>
        <text:p text:style-name="Text_20_body">$ sudo systemctl enable pyramidion-button.service</text:p>
        <text:p text:style-name="Text_20_body"/>
        <text:p text:style-name="Text_20_body">Configure the "cron" file (file /home/pi/cron.tab) and <text:span text:style-name="T33">load</text:span> the configuration.</text:p>
        <text:p text:style-name="Text_20_body">$ crontab cron.tab</text:p>
        <text:p text:style-name="Text_20_body"/>
        <text:p text:style-name="Text_20_body">The contents of the file is as follows:</text:p>
        <text:p text:style-name="Text_20_body"># Format = min time day-of-month month day-week</text:p>
        <text:p text:style-name="Text_20_body">#</text:p>
        <text:p text:style-name="Text_20_body"># examples:</text:p>
        <text:p text:style-name="Text_20_body">#</text:p>
        <text:p text:style-name="Text_20_body"># 0 8 * * * -&gt; every day at 8am</text:p>
        <text:p text:style-name="Text_20_body"># 0 * * * * -&gt; every hour</text:p>
        <text:p text:style-name="Text_20_body">#</text:p>
        <text:p text:style-name="Text_20_body"># Start at 7 pm, end at 2 am</text:p>
        <text:p text:style-name="Text_20_body">00 19 * * * sudo ~ pi/pyramidion-gpio-start.sh</text:p>
        <text:p text:style-name="Text_20_body">00 02 * * * sudo ~ pi/pyramidion-gpio-stop.sh</text:p>
        <text:p text:style-name="Text_20_body"/>
        <text:p text:style-name="P12">It is also necessary to configure the RTC <text:span text:style-name="T21"><text:s/></text:span><text:span text:style-name="T21"><text:bibliography-mark text:identifier="rtc" text:bibliography-type="article" text:title="RTC board for Pi" text:url="https://www.amazon.fr/gp/product/B06XZYPNMG/ref=oh_aui_detailpage_o00_s00?ie=UTF8&amp;psc=1">[3]</text:bibliography-mark></text:span><text:span text:style-name="T21"><text:s/></text:span><text:s/>by following the link <text:span text:style-name="T21"><text:bibliography-mark text:identifier="rtc-config" text:bibliography-type="article" text:title="RTC configuration" text:url="http://hardware-libre.fr/2013/08/raspberry-pi-ajouter-une-horloge-rtc-en-i%C2%B2c/">[4]</text:bibliography-mark></text:span>. <text:span text:style-name="T34">W</text:span>e sometimes had to add a <text:span text:style-name="T34">2 sec delay</text:span> (<text:span text:style-name="T34">using the </text:span>sleep <text:span text:style-name="T34">commang</text:span>) to the file /etc/rc.local.</text:p>
        <text:p text:style-name="Text_20_body"># RTC</text:p>
        <text:p text:style-name="Text_20_body">echo "Setting RTC."</text:p>
        <text:p text:style-name="Text_20_body">echo ds1307 0x68&gt; /sys/class/i2c-adapter/i2c-1/new_device</text:p>
        <text:p text:style-name="P17">sleep 2</text:p>
        <text:p text:style-name="Text_20_body">hwclock -<text:span text:style-name="T1">s</text:span> <text:s text:c="64"/></text:p>
        <text:h text:style-name="P43" text:outline-level="2"><text:soft-page-break/>Installi<text:span text:style-name="T1">ng “slave” system</text:span></text:h>
        <text:p text:style-name="Text_20_body"><text:bookmark text:name="tw-target-text3"/>The configuration is <text:span text:style-name="T34">much </text:span>simpler because the slave receives the BPM frequency by MQTT.</text:p>
        <text:p text:style-name="Text_20_body"/>
        <text:p text:style-name="Text_20_body">Compile and install the rpi_gpio program:</text:p>
        <text:p text:style-name="Text_20_body">$ cd rpi_gpio</text:p>
        <text:p text:style-name="Text_20_body">$ make</text:p>
        <text:p text:style-name="Text_20_body">$ sudo make install</text:p>
        <text:p text:style-name="Text_20_body"/>
        <text:p text:style-name="Text_20_body">Copy the following scripts to /home/pi:</text:p>
        <text:list xml:id="list2996284999" text:style-name="L9">
          <text:list-item>
            <text:p text:style-name="P39">pyramidion-receive.service</text:p>
          </text:list-item>
          <text:list-item>
            <text:p text:style-name="P39">pyramidion-receive.sh</text:p>
          </text:list-item>
        </text:list>
        <text:p text:style-name="Text_20_body"/>
        <text:p text:style-name="Text_20_body">Install and enable systemd services:</text:p>
        <text:p text:style-name="Text_20_body">$ sudo cp pyramidion-receive.service/etc/systemd/system</text:p>
        <text:p text:style-name="Text_20_body">$ sudo systemctl enable pyramidion-receive.service</text:p>
        <text:h text:style-name="P44" text:outline-level="1">Rest of work</text:h>
        <text:p text:style-name="Text_20_body"><text:span text:style-name="T1">Software s</text:span>pecs have not been really written and the software has evolved <text:span text:style-name="T23">day to day</text:span>. The software is functional but <text:span text:style-name="T34">was not deeply</text:span> tested <text:s/>(just a few hours in simulation).</text:p>
        <text:p text:style-name="Text_20_body">It is <text:span text:style-name="T24">fundamental</text:span> to write a test <text:span text:style-name="T1">suite</text:span> to detect boundary conditions. <text:span text:style-name="T35">It</text:span> <text:span text:style-name="T35">should</text:span> test the software over a long period (several days) and cause random state changes and errors.</text:p>
        <text:p text:style-name="Text_20_body">In a second phase it is important to be able to configure the system without having Linux knowledge <text:span text:style-name="T36"><text:s/>:</text:span></text:p>
        <text:list xml:id="list1505487127" text:style-name="L10">
          <text:list-item>
            <text:p text:style-name="P40">software update</text:p>
          </text:list-item>
          <text:list-item>
            <text:p text:style-name="P40">configuring Wi-Fi network access</text:p>
          </text:list-item>
          <text:list-item>
            <text:p text:style-name="P40">etc.</text:p>
          </text:list-item>
        </text:list>
        <text:p text:style-name="P18"><text:span text:style-name="T37">Configuration could be done with a Web interface (in case of connected system). It</text:span> could <text:span text:style-name="T37">also </text:span>be done <text:span text:style-name="T37">with</text:span> terminal <text:span text:style-name="T37">(CLI) </text:span>by updating configuration data that <text:s/>Raspberry Pi would download. In case of an <text:span text:style-name="T39">off-line</text:span> system, a local update could also be defined <text:span text:style-name="T39">by </text:span>using a USB key (or the Raspberry Pi could define a <text:span text:style-name="T38">local </text:span>Wi-Fi access point that can be used by a <text:span text:style-name="T37">another computer</text:span>).</text:p>
        <text:h text:style-name="P45" text:outline-level="1">R<text:span text:style-name="T1">e</text:span>f<text:span text:style-name="T1">e</text:span>rences</text:h>
        <text:p text:style-name="P13"/>
        <text:bibliography text:style-name="Sect2" text:protected="true" text:name="Bibliographie1">
          <text:bibliography-source>
            <text:index-title-template text:style-name="Bibliography_20_Heading"/>
            <text:bibliography-entry-template text:bibliography-type="article" text:style-name="Bibliography_20_1">
              <text:index-entry-span>[</text:index-entry-span>
              <text:index-entry-bibliography text:style-name="_5f_30_5f__5f_20_5f__5f_5f_5f_30_5f_5f_5f__5f_5f_5f_20_5f_5f_5f__5f_5f_5f_5f_5f_5f_5f_30_5f_5f_5f_5f_5f_5f_5f__5f_5f_5f_5f_5f_5f_5f_20_5f_5f_5f_5f_5f_5f_5f_" text:bibliography-data-field="identifier"/>
              <text:index-entry-span>] </text:index-entry-span>
              <text:index-entry-bibliography text:style-name="_5f_30_5f__5f_20_5f__5f_5f_5f_30_5f_5f_5f__5f_5f_5f_20_5f_5f_5f__5f_5f_5f_5f_5f_5f_5f_30_5f_5f_5f_5f_5f_5f_5f__5f_5f_5f_5f_5f_5f_5f_20_5f_5f_5f_5f_5f_5f_5f_0_5f_5f_5f_5f_5f_5f_5f_20_5f_5f_5f_5f_5f_5f_5f_0_5f_5f_5f_5f_5f_5f_5f_20_5f_5f_5f_5f_5f_5f_5f_" text:bibliography-data-field="title"/>
              <text:index-entry-span> </text:index-entry-span>
              <text:index-entry-bibliography text:style-name="_5f_34_5f__5f_20_5f__5f_5f_5f_34_5f_5f_5f__5f_5f_5f_20_5f_5f_5f__5f_5f_5f_5f_5f_5f_5f_34_5f_5f_5f_5f_5f_5f_5f__5f_5f_5f_5f_5f_5f_5f_20_5f_5f_5f_5f_5f_5f_5f_4_5f_5f_5f_5f_5f_5f_5f_20_5f_5f_5f_5f_5f_5f_5f_4_5f_5f_5f_5f_5f_5f_5f_20_5f_5f_5f_5f_5f_5f_5f_" text:bibliography-data-field="url"/>
              <text:index-entry-span>  </text:index-entry-span>
            </text:bibliography-entry-template>
            <text:bibliography-entry-template text:bibliography-type="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bookle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onference"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1"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2"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3"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4"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custom5"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emai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book"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collection"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in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journ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nual"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asters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misc"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index-entry-span>, </text:index-entry-span>
              <text:index-entry-bibliography text:style-name="_5f_34_5f__5f_20_5f__5f_5f_5f_34_5f_5f_5f__5f_5f_5f_20_5f_5f_5f_" text:bibliography-data-field="url"/>
            </text:bibliography-entry-template>
            <text:bibliography-entry-template text:bibliography-type="phdthesi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proceedings"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techreport"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unpublished"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entry-template text:bibliography-type="www" text:style-name="Bibliography_20_1">
              <text:index-entry-bibliography text:style-name="_5f_30_5f__5f_20_5f__5f_5f_5f_30_5f_5f_5f__5f_5f_5f_20_5f_5f_5f_" text:bibliography-data-field="identifier"/>
              <text:index-entry-span>: </text:index-entry-span>
              <text:index-entry-bibliography text:style-name="_5f_34_5f__5f_20_5f__5f_5f_5f_34_5f_5f_5f__5f_5f_5f_20_5f_5f_5f_" text:bibliography-data-field="author"/>
              <text:index-entry-span>, </text:index-entry-span>
              <text:index-entry-bibliography text:style-name="_5f_30_5f__5f_20_5f__5f_5f_5f_30_5f_5f_5f__5f_5f_5f_20_5f_5f_5f_" text:bibliography-data-field="title"/>
              <text:index-entry-span>, </text:index-entry-span>
              <text:index-entry-bibliography text:style-name="_5f_33_5f__5f_20_5f__5f_5f_5f_33_5f_5f_5f__5f_5f_5f_20_5f_5f_5f_" text:bibliography-data-field="year"/>
            </text:bibliography-entry-template>
          </text:bibliography-source>
          <text:index-body>
            <text:p text:style-name="P27"><text:soft-page-break/>[1] The <text:s/>PHARES project http://www.mileneguermont.com/fr-fr/oeuvres/phares.html <text:s/></text:p>
            <text:p text:style-name="P27">[2] Easy Pulse sensor https://www.tindie.com/products/rajbex/easy-pulse-sensor-based-on-photoplethysmography/ <text:s/></text:p>
            <text:p text:style-name="P27">[3] RTC board for Pi https://www.amazon.fr/gp/product/B06XZYPNMG/ref=oh_aui_detailpage_o00_s00?ie=UTF8&amp;psc=1 <text:s/></text:p>
            <text:p text:style-name="P27">[4] RTC configuration http://hardware-libre.fr/2013/08/raspberry-pi-ajouter-une-horloge-rtc-en-i%C2%B2c/ <text:s/></text:p>
          </text:index-body>
        </text:bibliography>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Times New Roman" svg:font-family="'Times New Roman'" style:font-adornments="Normal" style:font-family-generic="roman"/>
    <style:font-face style:name="Times new roman" svg:font-family="'Times new roman'" style:font-family-generic="roman"/>
    <style:font-face style:name="Liberation Mono" svg:font-family="'Liberation Mono'" style:font-family-generic="modern" style:font-pitch="fixed"/>
    <style:font-face style:name="Andale Sans UI1" svg:font-family="'Andale Sans UI', 'Arial Unicode MS'" style:font-pitch="variable"/>
    <style:font-face style:name="Bitstream Vera Sans"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Andale Sans UI"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1" fo:font-family="'Bitstream Vera Serif', 'Times New Roman'" style:font-family-generic="roman" style:font-pitch="variable" fo:font-size="12pt" style:font-name-asian="Andale Sans UI1" style:font-family-asian="'Andale Sans UI', 'Arial Unicode MS'" style:font-pitch-asian="variable" style:font-size-asian="12pt" style:language-asian="fr" style:country-asian="FR" style:font-name-complex="Lucidasans" style:font-family-complex="Lucidasans" style:font-pitch-complex="variable"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Normal" style:font-family-generic="swiss" style:font-pitch="variable" fo:font-size="14pt" style:font-name-asian="Mincho" style:font-family-asian="Mincho, ms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fo:font-size="10pt" style:font-name-asian="Bitstream Vera Sans Mono" style:font-family-asian="'Bitstream Vera Sans Mono'" style:font-family-generic-asian="modern" style:font-size-asian="10pt" style:font-name-complex="Bitstream Vera Sans Mono" style:font-family-complex="'Bitstream Vera Sans Mono'" style:font-family-generic-complex="modern"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Bitstream Vera Sans" fo:font-family="'Bitstream Vera Sans', 'Times New Roman'" style:font-pitch="variable" fo:font-size="14pt" style:font-name-asian="Mincho1" style:font-family-asian="Mincho, msmincho" style:font-family-generic-asian="roman" style:font-size-asian="14pt" style:font-name-complex="Lucidasans" style:font-family-complex="Lucidasan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loext:contextual-spacing="false"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fo:font-family="'Bitstream Vera Sans Mono', Arial" style:font-family-generic="modern" style:font-name-asian="Bitstream Vera Sans Mono1" style:font-family-asian="'Bitstream Vera Sans Mono', Arial" style:font-family-generic-asian="modern" style:font-name-complex="Bitstream Vera Sans Mono1" style:font-family-complex="'Bitstream Vera Sans Mono', Arial" style:font-family-generic-complex="modern"/>
    </style:style>
    <style:style style:name="WW8Num2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7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8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8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9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9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0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0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1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3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4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5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5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6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16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17z0"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WW8Num17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Source_20_Text" style:display-name="Source Text" style:family="tex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space-before="0.028cm"/>
      </text:outline-level-style>
      <text:outline-level-style text:level="4" style:num-suffix="."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0.028cm"/>
      </text:list-level-style-number>
      <text:list-level-style-number text:level="4" style:num-suffix="."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StarSymbol1"/>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0"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StarSymbol1"/>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0"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StarSymbol1"/>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tarSymbol1"/>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0"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StarSymbol1"/>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0"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StarSymbol1"/>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tarSymbol1"/>
      </text:list-level-style-bullet>
      <text:list-level-style-bullet text:level="2" text:style-name="WW8Num4z1" text:bullet-char="">
        <style:list-level-properties text:space-before="1.27cm" text:min-label-width="0.635cm"/>
        <style:text-properties style:font-name="Wingdings 2"/>
      </text:list-level-style-bullet>
      <text:list-level-style-bullet text:level="3" text:style-name="WW8Num4z0" text:bullet-char="■">
        <style:list-level-properties text:space-before="1.905cm" text:min-label-width="0.635cm"/>
        <style:text-properties style:font-name="StarSymbol1"/>
      </text:list-level-style-bullet>
      <text:list-level-style-bullet text:level="4" text:style-name="WW8Num4z0" text:bullet-char="●">
        <style:list-level-properties text:space-before="2.54cm" text:min-label-width="0.635cm"/>
        <style:text-properties style:font-name="StarSymbol1"/>
      </text:list-level-style-bullet>
      <text:list-level-style-bullet text:level="5" text:style-name="WW8Num4z1" text:bullet-char="">
        <style:list-level-properties text:space-before="3.175cm" text:min-label-width="0.635cm"/>
        <style:text-properties style:font-name="Wingdings 2"/>
      </text:list-level-style-bullet>
      <text:list-level-style-bullet text:level="6" text:style-name="WW8Num4z0" text:bullet-char="■">
        <style:list-level-properties text:space-before="3.81cm" text:min-label-width="0.635cm"/>
        <style:text-properties style:font-name="StarSymbol1"/>
      </text:list-level-style-bullet>
      <text:list-level-style-bullet text:level="7" text:style-name="WW8Num4z0" text:bullet-char="●">
        <style:list-level-properties text:space-before="4.445cm" text:min-label-width="0.635cm"/>
        <style:text-properties style:font-name="StarSymbol1"/>
      </text:list-level-style-bullet>
      <text:list-level-style-bullet text:level="8" text:style-name="WW8Num4z1" text:bullet-char="">
        <style:list-level-properties text:space-before="5.08cm" text:min-label-width="0.635cm"/>
        <style:text-properties style:font-name="Wingdings 2"/>
      </text:list-level-style-bullet>
      <text:list-level-style-bullet text:level="9" text:style-name="WW8Num4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tarSymbol1"/>
      </text:list-level-style-bullet>
      <text:list-level-style-bullet text:level="2" text:style-name="WW8Num5z1" text:bullet-char="">
        <style:list-level-properties text:space-before="1.27cm" text:min-label-width="0.635cm"/>
        <style:text-properties style:font-name="Wingdings 2"/>
      </text:list-level-style-bullet>
      <text:list-level-style-bullet text:level="3" text:style-name="WW8Num5z0" text:bullet-char="■">
        <style:list-level-properties text:space-before="1.905cm" text:min-label-width="0.635cm"/>
        <style:text-properties style:font-name="StarSymbol1"/>
      </text:list-level-style-bullet>
      <text:list-level-style-bullet text:level="4" text:style-name="WW8Num5z0" text:bullet-char="●">
        <style:list-level-properties text:space-before="2.54cm" text:min-label-width="0.635cm"/>
        <style:text-properties style:font-name="StarSymbol1"/>
      </text:list-level-style-bullet>
      <text:list-level-style-bullet text:level="5" text:style-name="WW8Num5z1" text:bullet-char="">
        <style:list-level-properties text:space-before="3.175cm" text:min-label-width="0.635cm"/>
        <style:text-properties style:font-name="Wingdings 2"/>
      </text:list-level-style-bullet>
      <text:list-level-style-bullet text:level="6" text:style-name="WW8Num5z0" text:bullet-char="■">
        <style:list-level-properties text:space-before="3.81cm" text:min-label-width="0.635cm"/>
        <style:text-properties style:font-name="StarSymbol1"/>
      </text:list-level-style-bullet>
      <text:list-level-style-bullet text:level="7" text:style-name="WW8Num5z0" text:bullet-char="●">
        <style:list-level-properties text:space-before="4.445cm" text:min-label-width="0.635cm"/>
        <style:text-properties style:font-name="StarSymbol1"/>
      </text:list-level-style-bullet>
      <text:list-level-style-bullet text:level="8" text:style-name="WW8Num5z1" text:bullet-char="">
        <style:list-level-properties text:space-before="5.08cm" text:min-label-width="0.635cm"/>
        <style:text-properties style:font-name="Wingdings 2"/>
      </text:list-level-style-bullet>
      <text:list-level-style-bullet text:level="9" text:style-name="WW8Num5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tarSymbol1"/>
      </text:list-level-style-bullet>
      <text:list-level-style-bullet text:level="2" text:style-name="WW8Num6z1" text:bullet-char="">
        <style:list-level-properties text:space-before="1.27cm" text:min-label-width="0.635cm"/>
        <style:text-properties style:font-name="Wingdings 2"/>
      </text:list-level-style-bullet>
      <text:list-level-style-bullet text:level="3" text:style-name="WW8Num6z0" text:bullet-char="■">
        <style:list-level-properties text:space-before="1.905cm" text:min-label-width="0.635cm"/>
        <style:text-properties style:font-name="StarSymbol1"/>
      </text:list-level-style-bullet>
      <text:list-level-style-bullet text:level="4" text:style-name="WW8Num6z0" text:bullet-char="●">
        <style:list-level-properties text:space-before="2.54cm" text:min-label-width="0.635cm"/>
        <style:text-properties style:font-name="StarSymbol1"/>
      </text:list-level-style-bullet>
      <text:list-level-style-bullet text:level="5" text:style-name="WW8Num6z1" text:bullet-char="">
        <style:list-level-properties text:space-before="3.175cm" text:min-label-width="0.635cm"/>
        <style:text-properties style:font-name="Wingdings 2"/>
      </text:list-level-style-bullet>
      <text:list-level-style-bullet text:level="6" text:style-name="WW8Num6z0" text:bullet-char="■">
        <style:list-level-properties text:space-before="3.81cm" text:min-label-width="0.635cm"/>
        <style:text-properties style:font-name="StarSymbol1"/>
      </text:list-level-style-bullet>
      <text:list-level-style-bullet text:level="7" text:style-name="WW8Num6z0" text:bullet-char="●">
        <style:list-level-properties text:space-before="4.445cm" text:min-label-width="0.635cm"/>
        <style:text-properties style:font-name="StarSymbol1"/>
      </text:list-level-style-bullet>
      <text:list-level-style-bullet text:level="8" text:style-name="WW8Num6z1" text:bullet-char="">
        <style:list-level-properties text:space-before="5.08cm" text:min-label-width="0.635cm"/>
        <style:text-properties style:font-name="Wingdings 2"/>
      </text:list-level-style-bullet>
      <text:list-level-style-bullet text:level="9" text:style-name="WW8Num6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tarSymbol1"/>
      </text:list-level-style-bullet>
      <text:list-level-style-bullet text:level="2" text:style-name="WW8Num7z1" text:bullet-char="">
        <style:list-level-properties text:space-before="1.27cm" text:min-label-width="0.635cm"/>
        <style:text-properties style:font-name="Wingdings 2"/>
      </text:list-level-style-bullet>
      <text:list-level-style-bullet text:level="3" text:style-name="WW8Num7z0" text:bullet-char="■">
        <style:list-level-properties text:space-before="1.905cm" text:min-label-width="0.635cm"/>
        <style:text-properties style:font-name="StarSymbol1"/>
      </text:list-level-style-bullet>
      <text:list-level-style-bullet text:level="4" text:style-name="WW8Num7z0" text:bullet-char="●">
        <style:list-level-properties text:space-before="2.54cm" text:min-label-width="0.635cm"/>
        <style:text-properties style:font-name="StarSymbol1"/>
      </text:list-level-style-bullet>
      <text:list-level-style-bullet text:level="5" text:style-name="WW8Num7z1" text:bullet-char="">
        <style:list-level-properties text:space-before="3.175cm" text:min-label-width="0.635cm"/>
        <style:text-properties style:font-name="Wingdings 2"/>
      </text:list-level-style-bullet>
      <text:list-level-style-bullet text:level="6" text:style-name="WW8Num7z0" text:bullet-char="■">
        <style:list-level-properties text:space-before="3.81cm" text:min-label-width="0.635cm"/>
        <style:text-properties style:font-name="StarSymbol1"/>
      </text:list-level-style-bullet>
      <text:list-level-style-bullet text:level="7" text:style-name="WW8Num7z0" text:bullet-char="●">
        <style:list-level-properties text:space-before="4.445cm" text:min-label-width="0.635cm"/>
        <style:text-properties style:font-name="StarSymbol1"/>
      </text:list-level-style-bullet>
      <text:list-level-style-bullet text:level="8" text:style-name="WW8Num7z1" text:bullet-char="">
        <style:list-level-properties text:space-before="5.08cm" text:min-label-width="0.635cm"/>
        <style:text-properties style:font-name="Wingdings 2"/>
      </text:list-level-style-bullet>
      <text:list-level-style-bullet text:level="9" text:style-name="WW8Num7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tarSymbol1"/>
      </text:list-level-style-bullet>
      <text:list-level-style-bullet text:level="2" text:style-name="WW8Num8z1" text:bullet-char="">
        <style:list-level-properties text:space-before="1.27cm" text:min-label-width="0.635cm"/>
        <style:text-properties style:font-name="Wingdings 2"/>
      </text:list-level-style-bullet>
      <text:list-level-style-bullet text:level="3" text:style-name="WW8Num8z0" text:bullet-char="■">
        <style:list-level-properties text:space-before="1.905cm" text:min-label-width="0.635cm"/>
        <style:text-properties style:font-name="StarSymbol1"/>
      </text:list-level-style-bullet>
      <text:list-level-style-bullet text:level="4" text:style-name="WW8Num8z0" text:bullet-char="●">
        <style:list-level-properties text:space-before="2.54cm" text:min-label-width="0.635cm"/>
        <style:text-properties style:font-name="StarSymbol1"/>
      </text:list-level-style-bullet>
      <text:list-level-style-bullet text:level="5" text:style-name="WW8Num8z1" text:bullet-char="">
        <style:list-level-properties text:space-before="3.175cm" text:min-label-width="0.635cm"/>
        <style:text-properties style:font-name="Wingdings 2"/>
      </text:list-level-style-bullet>
      <text:list-level-style-bullet text:level="6" text:style-name="WW8Num8z0" text:bullet-char="■">
        <style:list-level-properties text:space-before="3.81cm" text:min-label-width="0.635cm"/>
        <style:text-properties style:font-name="StarSymbol1"/>
      </text:list-level-style-bullet>
      <text:list-level-style-bullet text:level="7" text:style-name="WW8Num8z0" text:bullet-char="●">
        <style:list-level-properties text:space-before="4.445cm" text:min-label-width="0.635cm"/>
        <style:text-properties style:font-name="StarSymbol1"/>
      </text:list-level-style-bullet>
      <text:list-level-style-bullet text:level="8" text:style-name="WW8Num8z1" text:bullet-char="">
        <style:list-level-properties text:space-before="5.08cm" text:min-label-width="0.635cm"/>
        <style:text-properties style:font-name="Wingdings 2"/>
      </text:list-level-style-bullet>
      <text:list-level-style-bullet text:level="9" text:style-name="WW8Num8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StarSymbol1"/>
      </text:list-level-style-bullet>
      <text:list-level-style-bullet text:level="2" text:style-name="WW8Num9z1" text:bullet-char="">
        <style:list-level-properties text:space-before="1.27cm" text:min-label-width="0.635cm"/>
        <style:text-properties style:font-name="Wingdings 2"/>
      </text:list-level-style-bullet>
      <text:list-level-style-bullet text:level="3" text:style-name="WW8Num9z0" text:bullet-char="■">
        <style:list-level-properties text:space-before="1.905cm" text:min-label-width="0.635cm"/>
        <style:text-properties style:font-name="StarSymbol1"/>
      </text:list-level-style-bullet>
      <text:list-level-style-bullet text:level="4" text:style-name="WW8Num9z0" text:bullet-char="●">
        <style:list-level-properties text:space-before="2.54cm" text:min-label-width="0.635cm"/>
        <style:text-properties style:font-name="StarSymbol1"/>
      </text:list-level-style-bullet>
      <text:list-level-style-bullet text:level="5" text:style-name="WW8Num9z1" text:bullet-char="">
        <style:list-level-properties text:space-before="3.175cm" text:min-label-width="0.635cm"/>
        <style:text-properties style:font-name="Wingdings 2"/>
      </text:list-level-style-bullet>
      <text:list-level-style-bullet text:level="6" text:style-name="WW8Num9z0" text:bullet-char="■">
        <style:list-level-properties text:space-before="3.81cm" text:min-label-width="0.635cm"/>
        <style:text-properties style:font-name="StarSymbol1"/>
      </text:list-level-style-bullet>
      <text:list-level-style-bullet text:level="7" text:style-name="WW8Num9z0" text:bullet-char="●">
        <style:list-level-properties text:space-before="4.445cm" text:min-label-width="0.635cm"/>
        <style:text-properties style:font-name="StarSymbol1"/>
      </text:list-level-style-bullet>
      <text:list-level-style-bullet text:level="8" text:style-name="WW8Num9z1" text:bullet-char="">
        <style:list-level-properties text:space-before="5.08cm" text:min-label-width="0.635cm"/>
        <style:text-properties style:font-name="Wingdings 2"/>
      </text:list-level-style-bullet>
      <text:list-level-style-bullet text:level="9" text:style-name="WW8Num9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tarSymbol1"/>
      </text:list-level-style-bullet>
      <text:list-level-style-bullet text:level="2" text:style-name="WW8Num10z1" text:bullet-char="">
        <style:list-level-properties text:space-before="1.27cm" text:min-label-width="0.635cm"/>
        <style:text-properties style:font-name="Wingdings 2"/>
      </text:list-level-style-bullet>
      <text:list-level-style-bullet text:level="3" text:style-name="WW8Num10z0" text:bullet-char="■">
        <style:list-level-properties text:space-before="1.905cm" text:min-label-width="0.635cm"/>
        <style:text-properties style:font-name="StarSymbol1"/>
      </text:list-level-style-bullet>
      <text:list-level-style-bullet text:level="4" text:style-name="WW8Num10z0" text:bullet-char="●">
        <style:list-level-properties text:space-before="2.54cm" text:min-label-width="0.635cm"/>
        <style:text-properties style:font-name="StarSymbol1"/>
      </text:list-level-style-bullet>
      <text:list-level-style-bullet text:level="5" text:style-name="WW8Num10z1" text:bullet-char="">
        <style:list-level-properties text:space-before="3.175cm" text:min-label-width="0.635cm"/>
        <style:text-properties style:font-name="Wingdings 2"/>
      </text:list-level-style-bullet>
      <text:list-level-style-bullet text:level="6" text:style-name="WW8Num10z0" text:bullet-char="■">
        <style:list-level-properties text:space-before="3.81cm" text:min-label-width="0.635cm"/>
        <style:text-properties style:font-name="StarSymbol1"/>
      </text:list-level-style-bullet>
      <text:list-level-style-bullet text:level="7" text:style-name="WW8Num10z0" text:bullet-char="●">
        <style:list-level-properties text:space-before="4.445cm" text:min-label-width="0.635cm"/>
        <style:text-properties style:font-name="StarSymbol1"/>
      </text:list-level-style-bullet>
      <text:list-level-style-bullet text:level="8" text:style-name="WW8Num10z1" text:bullet-char="">
        <style:list-level-properties text:space-before="5.08cm" text:min-label-width="0.635cm"/>
        <style:text-properties style:font-name="Wingdings 2"/>
      </text:list-level-style-bullet>
      <text:list-level-style-bullet text:level="9" text:style-name="WW8Num10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tarSymbol1"/>
      </text:list-level-style-bullet>
      <text:list-level-style-bullet text:level="2" text:style-name="WW8Num11z1" text:bullet-char="">
        <style:list-level-properties text:space-before="1.27cm" text:min-label-width="0.635cm"/>
        <style:text-properties style:font-name="Wingdings 2"/>
      </text:list-level-style-bullet>
      <text:list-level-style-bullet text:level="3" text:style-name="WW8Num11z0" text:bullet-char="■">
        <style:list-level-properties text:space-before="1.905cm" text:min-label-width="0.635cm"/>
        <style:text-properties style:font-name="StarSymbol1"/>
      </text:list-level-style-bullet>
      <text:list-level-style-bullet text:level="4" text:style-name="WW8Num11z0" text:bullet-char="●">
        <style:list-level-properties text:space-before="2.54cm" text:min-label-width="0.635cm"/>
        <style:text-properties style:font-name="StarSymbol1"/>
      </text:list-level-style-bullet>
      <text:list-level-style-bullet text:level="5" text:style-name="WW8Num11z1" text:bullet-char="">
        <style:list-level-properties text:space-before="3.175cm" text:min-label-width="0.635cm"/>
        <style:text-properties style:font-name="Wingdings 2"/>
      </text:list-level-style-bullet>
      <text:list-level-style-bullet text:level="6" text:style-name="WW8Num11z0" text:bullet-char="■">
        <style:list-level-properties text:space-before="3.81cm" text:min-label-width="0.635cm"/>
        <style:text-properties style:font-name="StarSymbol1"/>
      </text:list-level-style-bullet>
      <text:list-level-style-bullet text:level="7" text:style-name="WW8Num11z0" text:bullet-char="●">
        <style:list-level-properties text:space-before="4.445cm" text:min-label-width="0.635cm"/>
        <style:text-properties style:font-name="StarSymbol1"/>
      </text:list-level-style-bullet>
      <text:list-level-style-bullet text:level="8" text:style-name="WW8Num11z1" text:bullet-char="">
        <style:list-level-properties text:space-before="5.08cm" text:min-label-width="0.635cm"/>
        <style:text-properties style:font-name="Wingdings 2"/>
      </text:list-level-style-bullet>
      <text:list-level-style-bullet text:level="9" text:style-name="WW8Num11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tarSymbol1"/>
      </text:list-level-style-bullet>
      <text:list-level-style-bullet text:level="2" text:style-name="WW8Num12z1" text:bullet-char="">
        <style:list-level-properties text:space-before="1.27cm" text:min-label-width="0.635cm"/>
        <style:text-properties style:font-name="Wingdings 2"/>
      </text:list-level-style-bullet>
      <text:list-level-style-bullet text:level="3" text:style-name="WW8Num12z0" text:bullet-char="■">
        <style:list-level-properties text:space-before="1.905cm" text:min-label-width="0.635cm"/>
        <style:text-properties style:font-name="StarSymbol1"/>
      </text:list-level-style-bullet>
      <text:list-level-style-bullet text:level="4" text:style-name="WW8Num12z0" text:bullet-char="●">
        <style:list-level-properties text:space-before="2.54cm" text:min-label-width="0.635cm"/>
        <style:text-properties style:font-name="StarSymbol1"/>
      </text:list-level-style-bullet>
      <text:list-level-style-bullet text:level="5" text:style-name="WW8Num12z1" text:bullet-char="">
        <style:list-level-properties text:space-before="3.175cm" text:min-label-width="0.635cm"/>
        <style:text-properties style:font-name="Wingdings 2"/>
      </text:list-level-style-bullet>
      <text:list-level-style-bullet text:level="6" text:style-name="WW8Num12z0" text:bullet-char="■">
        <style:list-level-properties text:space-before="3.81cm" text:min-label-width="0.635cm"/>
        <style:text-properties style:font-name="StarSymbol1"/>
      </text:list-level-style-bullet>
      <text:list-level-style-bullet text:level="7" text:style-name="WW8Num12z0" text:bullet-char="●">
        <style:list-level-properties text:space-before="4.445cm" text:min-label-width="0.635cm"/>
        <style:text-properties style:font-name="StarSymbol1"/>
      </text:list-level-style-bullet>
      <text:list-level-style-bullet text:level="8" text:style-name="WW8Num12z1" text:bullet-char="">
        <style:list-level-properties text:space-before="5.08cm" text:min-label-width="0.635cm"/>
        <style:text-properties style:font-name="Wingdings 2"/>
      </text:list-level-style-bullet>
      <text:list-level-style-bullet text:level="9" text:style-name="WW8Num12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tarSymbol1"/>
      </text:list-level-style-bullet>
      <text:list-level-style-bullet text:level="2" text:style-name="WW8Num13z1" text:bullet-char="">
        <style:list-level-properties text:space-before="1.27cm" text:min-label-width="0.635cm"/>
        <style:text-properties style:font-name="Wingdings 2"/>
      </text:list-level-style-bullet>
      <text:list-level-style-bullet text:level="3" text:style-name="WW8Num13z0" text:bullet-char="■">
        <style:list-level-properties text:space-before="1.905cm" text:min-label-width="0.635cm"/>
        <style:text-properties style:font-name="StarSymbol1"/>
      </text:list-level-style-bullet>
      <text:list-level-style-bullet text:level="4" text:style-name="WW8Num13z0" text:bullet-char="●">
        <style:list-level-properties text:space-before="2.54cm" text:min-label-width="0.635cm"/>
        <style:text-properties style:font-name="StarSymbol1"/>
      </text:list-level-style-bullet>
      <text:list-level-style-bullet text:level="5" text:style-name="WW8Num13z1" text:bullet-char="">
        <style:list-level-properties text:space-before="3.175cm" text:min-label-width="0.635cm"/>
        <style:text-properties style:font-name="Wingdings 2"/>
      </text:list-level-style-bullet>
      <text:list-level-style-bullet text:level="6" text:style-name="WW8Num13z0" text:bullet-char="■">
        <style:list-level-properties text:space-before="3.81cm" text:min-label-width="0.635cm"/>
        <style:text-properties style:font-name="StarSymbol1"/>
      </text:list-level-style-bullet>
      <text:list-level-style-bullet text:level="7" text:style-name="WW8Num13z0" text:bullet-char="●">
        <style:list-level-properties text:space-before="4.445cm" text:min-label-width="0.635cm"/>
        <style:text-properties style:font-name="StarSymbol1"/>
      </text:list-level-style-bullet>
      <text:list-level-style-bullet text:level="8" text:style-name="WW8Num13z1" text:bullet-char="">
        <style:list-level-properties text:space-before="5.08cm" text:min-label-width="0.635cm"/>
        <style:text-properties style:font-name="Wingdings 2"/>
      </text:list-level-style-bullet>
      <text:list-level-style-bullet text:level="9" text:style-name="WW8Num13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StarSymbol1"/>
      </text:list-level-style-bullet>
      <text:list-level-style-bullet text:level="2" text:style-name="WW8Num14z1" text:bullet-char="">
        <style:list-level-properties text:space-before="1.27cm" text:min-label-width="0.635cm"/>
        <style:text-properties style:font-name="Wingdings 2"/>
      </text:list-level-style-bullet>
      <text:list-level-style-bullet text:level="3" text:style-name="WW8Num14z0" text:bullet-char="■">
        <style:list-level-properties text:space-before="1.905cm" text:min-label-width="0.635cm"/>
        <style:text-properties style:font-name="StarSymbol1"/>
      </text:list-level-style-bullet>
      <text:list-level-style-bullet text:level="4" text:style-name="WW8Num14z0" text:bullet-char="●">
        <style:list-level-properties text:space-before="2.54cm" text:min-label-width="0.635cm"/>
        <style:text-properties style:font-name="StarSymbol1"/>
      </text:list-level-style-bullet>
      <text:list-level-style-bullet text:level="5" text:style-name="WW8Num14z1" text:bullet-char="">
        <style:list-level-properties text:space-before="3.175cm" text:min-label-width="0.635cm"/>
        <style:text-properties style:font-name="Wingdings 2"/>
      </text:list-level-style-bullet>
      <text:list-level-style-bullet text:level="6" text:style-name="WW8Num14z0" text:bullet-char="■">
        <style:list-level-properties text:space-before="3.81cm" text:min-label-width="0.635cm"/>
        <style:text-properties style:font-name="StarSymbol1"/>
      </text:list-level-style-bullet>
      <text:list-level-style-bullet text:level="7" text:style-name="WW8Num14z0" text:bullet-char="●">
        <style:list-level-properties text:space-before="4.445cm" text:min-label-width="0.635cm"/>
        <style:text-properties style:font-name="StarSymbol1"/>
      </text:list-level-style-bullet>
      <text:list-level-style-bullet text:level="8" text:style-name="WW8Num14z1" text:bullet-char="">
        <style:list-level-properties text:space-before="5.08cm" text:min-label-width="0.635cm"/>
        <style:text-properties style:font-name="Wingdings 2"/>
      </text:list-level-style-bullet>
      <text:list-level-style-bullet text:level="9" text:style-name="WW8Num14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space-before="0.635cm" text:min-label-width="0.635cm"/>
        <style:text-properties style:font-name="StarSymbol1"/>
      </text:list-level-style-bullet>
      <text:list-level-style-bullet text:level="2" text:style-name="WW8Num15z1" text:bullet-char="">
        <style:list-level-properties text:space-before="1.27cm" text:min-label-width="0.635cm"/>
        <style:text-properties style:font-name="Wingdings 2"/>
      </text:list-level-style-bullet>
      <text:list-level-style-bullet text:level="3" text:style-name="WW8Num15z0" text:bullet-char="■">
        <style:list-level-properties text:space-before="1.905cm" text:min-label-width="0.635cm"/>
        <style:text-properties style:font-name="StarSymbol1"/>
      </text:list-level-style-bullet>
      <text:list-level-style-bullet text:level="4" text:style-name="WW8Num15z0" text:bullet-char="●">
        <style:list-level-properties text:space-before="2.54cm" text:min-label-width="0.635cm"/>
        <style:text-properties style:font-name="StarSymbol1"/>
      </text:list-level-style-bullet>
      <text:list-level-style-bullet text:level="5" text:style-name="WW8Num15z1" text:bullet-char="">
        <style:list-level-properties text:space-before="3.175cm" text:min-label-width="0.635cm"/>
        <style:text-properties style:font-name="Wingdings 2"/>
      </text:list-level-style-bullet>
      <text:list-level-style-bullet text:level="6" text:style-name="WW8Num15z0" text:bullet-char="■">
        <style:list-level-properties text:space-before="3.81cm" text:min-label-width="0.635cm"/>
        <style:text-properties style:font-name="StarSymbol1"/>
      </text:list-level-style-bullet>
      <text:list-level-style-bullet text:level="7" text:style-name="WW8Num15z0" text:bullet-char="●">
        <style:list-level-properties text:space-before="4.445cm" text:min-label-width="0.635cm"/>
        <style:text-properties style:font-name="StarSymbol1"/>
      </text:list-level-style-bullet>
      <text:list-level-style-bullet text:level="8" text:style-name="WW8Num15z1" text:bullet-char="">
        <style:list-level-properties text:space-before="5.08cm" text:min-label-width="0.635cm"/>
        <style:text-properties style:font-name="Wingdings 2"/>
      </text:list-level-style-bullet>
      <text:list-level-style-bullet text:level="9" text:style-name="WW8Num15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tarSymbol1"/>
      </text:list-level-style-bullet>
      <text:list-level-style-bullet text:level="2" text:style-name="WW8Num16z1" text:bullet-char="">
        <style:list-level-properties text:space-before="1.27cm" text:min-label-width="0.635cm"/>
        <style:text-properties style:font-name="Wingdings 2"/>
      </text:list-level-style-bullet>
      <text:list-level-style-bullet text:level="3" text:style-name="WW8Num16z0" text:bullet-char="■">
        <style:list-level-properties text:space-before="1.905cm" text:min-label-width="0.635cm"/>
        <style:text-properties style:font-name="StarSymbol1"/>
      </text:list-level-style-bullet>
      <text:list-level-style-bullet text:level="4" text:style-name="WW8Num16z0" text:bullet-char="●">
        <style:list-level-properties text:space-before="2.54cm" text:min-label-width="0.635cm"/>
        <style:text-properties style:font-name="StarSymbol1"/>
      </text:list-level-style-bullet>
      <text:list-level-style-bullet text:level="5" text:style-name="WW8Num16z1" text:bullet-char="">
        <style:list-level-properties text:space-before="3.175cm" text:min-label-width="0.635cm"/>
        <style:text-properties style:font-name="Wingdings 2"/>
      </text:list-level-style-bullet>
      <text:list-level-style-bullet text:level="6" text:style-name="WW8Num16z0" text:bullet-char="■">
        <style:list-level-properties text:space-before="3.81cm" text:min-label-width="0.635cm"/>
        <style:text-properties style:font-name="StarSymbol1"/>
      </text:list-level-style-bullet>
      <text:list-level-style-bullet text:level="7" text:style-name="WW8Num16z0" text:bullet-char="●">
        <style:list-level-properties text:space-before="4.445cm" text:min-label-width="0.635cm"/>
        <style:text-properties style:font-name="StarSymbol1"/>
      </text:list-level-style-bullet>
      <text:list-level-style-bullet text:level="8" text:style-name="WW8Num16z1" text:bullet-char="">
        <style:list-level-properties text:space-before="5.08cm" text:min-label-width="0.635cm"/>
        <style:text-properties style:font-name="Wingdings 2"/>
      </text:list-level-style-bullet>
      <text:list-level-style-bullet text:level="9" text:style-name="WW8Num16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space-before="0.635cm" text:min-label-width="0.635cm"/>
        <style:text-properties style:font-name="StarSymbol1"/>
      </text:list-level-style-bullet>
      <text:list-level-style-bullet text:level="2" text:style-name="WW8Num17z1" text:bullet-char="">
        <style:list-level-properties text:space-before="1.27cm" text:min-label-width="0.635cm"/>
        <style:text-properties style:font-name="Wingdings 2"/>
      </text:list-level-style-bullet>
      <text:list-level-style-bullet text:level="3" text:style-name="WW8Num17z0" text:bullet-char="■">
        <style:list-level-properties text:space-before="1.905cm" text:min-label-width="0.635cm"/>
        <style:text-properties style:font-name="StarSymbol1"/>
      </text:list-level-style-bullet>
      <text:list-level-style-bullet text:level="4" text:style-name="WW8Num17z0" text:bullet-char="●">
        <style:list-level-properties text:space-before="2.54cm" text:min-label-width="0.635cm"/>
        <style:text-properties style:font-name="StarSymbol1"/>
      </text:list-level-style-bullet>
      <text:list-level-style-bullet text:level="5" text:style-name="WW8Num17z1" text:bullet-char="">
        <style:list-level-properties text:space-before="3.175cm" text:min-label-width="0.635cm"/>
        <style:text-properties style:font-name="Wingdings 2"/>
      </text:list-level-style-bullet>
      <text:list-level-style-bullet text:level="6" text:style-name="WW8Num17z0" text:bullet-char="■">
        <style:list-level-properties text:space-before="3.81cm" text:min-label-width="0.635cm"/>
        <style:text-properties style:font-name="StarSymbol1"/>
      </text:list-level-style-bullet>
      <text:list-level-style-bullet text:level="7" text:style-name="WW8Num17z0" text:bullet-char="●">
        <style:list-level-properties text:space-before="4.445cm" text:min-label-width="0.635cm"/>
        <style:text-properties style:font-name="StarSymbol1"/>
      </text:list-level-style-bullet>
      <text:list-level-style-bullet text:level="8" text:style-name="WW8Num17z1" text:bullet-char="">
        <style:list-level-properties text:space-before="5.08cm" text:min-label-width="0.635cm"/>
        <style:text-properties style:font-name="Wingdings 2"/>
      </text:list-level-style-bullet>
      <text:list-level-style-bullet text:level="9" text:style-name="WW8Num17z0"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5.479cm"/>
    </style:style>
    <style:style style:name="Tableau38.B" style:family="table-column">
      <style:table-column-properties style:column-width="5.853cm"/>
    </style:style>
    <style:style style:name="Tableau38.C" style:family="table-column">
      <style:table-column-properties style:column-width="5.699cm"/>
    </style:style>
    <style:style style:name="Tableau38.1" style:family="table-row">
      <style:table-row-properties style:min-row-height="2.004cm" fo:keep-together="auto"/>
    </style:style>
    <style:style style:name="Tableau38.A1" style:family="table-cell">
      <style:table-cell-properties style:vertical-align="top" fo:padding="0.097cm" fo:border-left="0.05pt solid #000000" fo:border-right="none" fo:border-top="0.05pt solid #000000" fo:border-bottom="0.05pt solid #000000"/>
    </style:style>
    <style:style style:name="Tableau38.B1" style:family="table-cell">
      <style:table-cell-properties style:vertical-align="middle" fo:padding="0.097cm" fo:border-left="0.05pt solid #000000" fo:border-right="none" fo:border-top="0.05pt solid #000000" fo:border-bottom="0.05pt solid #000000"/>
    </style:style>
    <style:style style:name="Tableau38.C1" style:family="table-cell">
      <style:table-cell-properties style:vertical-align="top" fo:padding="0.097cm" fo:border="0.05pt solid #000000"/>
    </style:style>
    <style:style style:name="MP1" style:family="paragraph" style:parent-style-name="Table_20_Contents">
      <style:paragraph-properties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P2" style:family="paragraph">
      <loext:graphic-properties draw:fill="none"/>
      <style:paragraph-properties fo:text-align="center"/>
    </style:style>
    <style:style style:name="MP3" style:family="paragraph" style:parent-style-name="Table_20_Contents">
      <style:paragraph-properties fo:text-align="center" style:justify-single-word="false" style:snap-to-layout-grid="false"/>
      <style:text-properties style:use-window-font-color="true" fo:font-size="12pt" officeooo:rsid="0048fa89" officeooo:paragraph-rsid="0048fa89" style:font-name-asian="Andale Sans UI1" style:font-size-asian="12pt" style:language-asian="fr" style:country-asian="FR" style:font-name-complex="Lucidasans" style:font-size-complex="12pt" style:language-complex="fr" style:country-complex="FR"/>
    </style:style>
    <style:style style:name="MP4" style:family="paragraph" style:parent-style-name="Table_20_Contents">
      <style:paragraph-properties fo:text-align="end" style:justify-single-word="false" style:snap-to-layout-gri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P5" style:family="paragraph" style:parent-style-name="Table_20_Contents">
      <style:paragraph-properties fo:text-align="end" style:justify-single-word="false"/>
      <style:text-properties style:use-window-font-color="true" fo:font-size="12pt" style:font-name-asian="Andale Sans UI1" style:font-size-asian="12pt" style:language-asian="fr" style:country-asian="FR" style:font-name-complex="Lucidasans" style:font-size-complex="12pt" style:language-complex="fr" style:country-complex="FR"/>
    </style:style>
    <style:style style:name="MT1" style:family="text">
      <style:text-properties officeooo:rsid="0048fa89"/>
    </style:style>
    <style:style style:name="MT2" style:family="text">
      <style:text-properties officeooo:rsid="00096f67"/>
    </style:style>
    <style:style style:name="MT3" style:family="text">
      <style:text-properties officeooo:rsid="001502f1"/>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au38" table:style-name="Tableau38">
          <table:table-column table:style-name="Tableau38.A"/>
          <table:table-column table:style-name="Tableau38.B"/>
          <table:table-column table:style-name="Tableau38.C"/>
          <table:table-header-rows>
            <table:table-row table:style-name="Tableau38.1">
              <table:table-cell table:style-name="Tableau38.A1" office:value-type="string">
                <text:p text:style-name="MP1"><draw:frame text:anchor-type="paragraph" draw:z-index="7" draw:name="Forme1" draw:style-name="Mgr1" draw:text-style-name="MP2" svg:width="5.301cm" svg:height="1.892cm" svg:x="0cm" svg:y="0cm"><draw:image xlink:href="Pictures/100002010000063000000235AB5958703DAB3C68.png" xlink:type="simple" xlink:show="embed" xlink:actuate="onLoad" loext:mime-type="image/png"><text:p/></draw:image></draw:frame></text:p>
              </table:table-cell>
              <table:table-cell table:style-name="Tableau38.B1" office:value-type="string">
                <text:p text:style-name="MP3">Pyramidion software</text:p>
              </table:table-cell>
              <table:table-cell table:style-name="Tableau38.C1" office:value-type="string">
                <text:p text:style-name="MP4">Version: 1.<text:span text:style-name="MT1">1</text:span></text:p>
                <text:p text:style-name="MP5"/>
                <text:p text:style-name="MP5">Aut<text:span text:style-name="MT2">eur</text:span>: Pierre <text:span text:style-name="MT3">Ficheux</text:span></text:p>
                <text:p text:style-name="Table_20_Contents"/>
              </table:table-cell>
            </table:table-row>
          </table:table-header-rows>
        </table:table>
        <text:p text:style-name="Standard"><text:s/></text:p>
      </style:header>
      <style:footer>
        <text:p text:style-name="Footer"><text:page-number text:select-page="current">8</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meta:creation-date>2006-08-17T15:59:00</meta:creation-date>
    <dc:date>2019-04-12T10:51:03.752841654</dc:date>
    <meta:printed-by>Pierre Ficheux</meta:printed-by>
    <meta:print-date>2007-09-13T10:49:05</meta:print-date>
    <meta:editing-cycles>1673</meta:editing-cycles>
    <meta:editing-duration>P6DT11H43M13S</meta:editing-duration>
    <dc:creator>Pierre FICHEUX</dc:creator>
    <meta:document-statistic meta:table-count="2" meta:image-count="0" meta:object-count="0" meta:page-count="8" meta:paragraph-count="116" meta:word-count="1095" meta:character-count="6865" meta:non-whitespace-character-count="5832"/>
    <meta:user-defined meta:name="Info 1"/>
    <meta:user-defined meta:name="Info 2"/>
    <meta:user-defined meta:name="Info 3"/>
    <meta:user-defined meta:name="Info 4"/>
  </office:meta>
</office:document-meta>
</file>